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136cm"/>
    </style:style>
    <style:style style:name="Table1.C" style:family="table-column">
      <style:table-column-properties style:column-width="5.262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11" style:family="paragraph" style:parent-style-name="Table_20_Contents">
      <style:text-properties style:font-name="Bahnschrift" fo:font-size="8pt" fo:language="en" fo:country="AU" officeooo:rsid="002bb618" officeooo:paragraph-rsid="002bb618" style:font-size-asian="8pt" style:font-size-complex="8pt"/>
    </style:style>
    <style:style style:name="P12" style:family="paragraph" style:parent-style-name="Table_20_Contents">
      <style:text-properties style:font-name="Bahnschrift" fo:font-size="8pt" fo:language="en" fo:country="AU" officeooo:rsid="00380a94" officeooo:paragraph-rsid="00380a94" style:font-size-asian="8pt" style:font-size-complex="8pt"/>
    </style:style>
    <style:style style:name="P13" style:family="paragraph" style:parent-style-name="Table_20_Contents">
      <style:text-properties style:font-name="Bahnschrift" fo:font-size="8pt" fo:language="en" fo:country="AU" officeooo:rsid="003bc4ae" officeooo:paragraph-rsid="003bc4ae" style:font-size-asian="8pt" style:font-size-complex="8pt"/>
    </style:style>
    <style:style style:name="P14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P15" style:family="paragraph" style:parent-style-name="Table_20_Contents">
      <style:text-properties style:font-name="Bahnschrift" fo:font-size="8pt" fo:language="en" fo:country="AU" officeooo:rsid="003dc3ae" officeooo:paragraph-rsid="003dc3ae" style:font-size-asian="8pt" style:font-size-complex="8pt"/>
    </style:style>
    <style:style style:name="P16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17" style:family="paragraph" style:parent-style-name="Table_20_Contents">
      <style:text-properties style:text-line-through-style="solid" style:text-line-through-type="single" style:font-name="Bahnschrift" fo:font-size="8pt" fo:language="en" fo:country="AU" officeooo:rsid="003655da" officeooo:paragraph-rsid="003655da" style:font-size-asian="8pt" style:font-size-complex="8pt"/>
    </style:style>
    <style:style style:name="P18" style:family="paragraph" style:parent-style-name="Table_20_Contents">
      <style:text-properties style:text-line-through-style="none" style:text-line-through-type="none" style:font-name="Bahnschrift" fo:font-size="8pt" fo:language="en" fo:country="AU" officeooo:paragraph-rsid="002d3e07" style:font-size-asian="8pt" style:font-size-complex="8pt"/>
    </style:style>
    <style:style style:name="P19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20" style:family="paragraph" style:parent-style-name="Table_20_Contents">
      <style:text-properties style:font-name="Bahnschrift" fo:font-size="8pt" fo:language="en" fo:country="AU" officeooo:rsid="00395e98" style:font-size-asian="8pt" style:font-size-complex="8pt"/>
    </style:style>
    <style:style style:name="P21" style:family="paragraph" style:parent-style-name="Table_20_Contents">
      <style:text-properties style:font-name="Bahnschrift" fo:font-size="8pt" fo:language="en" fo:country="AU" officeooo:rsid="00459880" officeooo:paragraph-rsid="00459880" style:font-size-asian="8pt" style:font-size-complex="8pt"/>
    </style:style>
    <style:style style:name="P22" style:family="paragraph" style:parent-style-name="Table_20_Contents">
      <style:text-properties style:font-name="Bahnschrift" fo:font-size="8pt" fo:language="en" fo:country="AU" officeooo:paragraph-rsid="00459880" style:font-size-asian="8pt" style:font-size-complex="8pt"/>
    </style:style>
    <style:style style:name="P23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P24" style:family="paragraph" style:parent-style-name="Table_20_Contents">
      <style:text-properties style:text-line-through-style="solid" style:text-line-through-type="single" style:font-name="Bahnschrift" fo:font-size="8pt" fo:language="en" fo:country="AU" officeooo:rsid="003dc3ae" officeooo:paragraph-rsid="003dc3ae" style:font-size-asian="8pt" style:font-size-complex="8pt"/>
    </style:style>
    <style:style style:name="P25" style:family="paragraph" style:parent-style-name="Table_20_Contents">
      <style:text-properties style:text-line-through-style="solid" style:text-line-through-type="single" style:font-name="Bahnschrift" fo:font-size="8pt" fo:language="en" fo:country="AU" officeooo:paragraph-rsid="002d3e07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58f66"/>
    </style:style>
    <style:style style:name="T12" style:family="text">
      <style:text-properties officeooo:rsid="0026004a"/>
    </style:style>
    <style:style style:name="T13" style:family="text">
      <style:text-properties officeooo:rsid="0028e498"/>
    </style:style>
    <style:style style:name="T14" style:family="text">
      <style:text-properties officeooo:rsid="0029e61f"/>
    </style:style>
    <style:style style:name="T15" style:family="text">
      <style:text-properties officeooo:rsid="002b0b60"/>
    </style:style>
    <style:style style:name="T16" style:family="text">
      <style:text-properties officeooo:rsid="002bb618"/>
    </style:style>
    <style:style style:name="T17" style:family="text">
      <style:text-properties officeooo:rsid="002c629c"/>
    </style:style>
    <style:style style:name="T18" style:family="text">
      <style:text-properties officeooo:rsid="002dc102"/>
    </style:style>
    <style:style style:name="T19" style:family="text">
      <style:text-properties officeooo:rsid="002e2068"/>
    </style:style>
    <style:style style:name="T20" style:family="text">
      <style:text-properties officeooo:rsid="002f6bab"/>
    </style:style>
    <style:style style:name="T21" style:family="text">
      <style:text-properties officeooo:rsid="0031536e"/>
    </style:style>
    <style:style style:name="T22" style:family="text">
      <style:text-properties officeooo:rsid="0031b437"/>
    </style:style>
    <style:style style:name="T23" style:family="text">
      <style:text-properties officeooo:rsid="0033b229"/>
    </style:style>
    <style:style style:name="T24" style:family="text">
      <style:text-properties officeooo:rsid="00357013"/>
    </style:style>
    <style:style style:name="T25" style:family="text">
      <style:text-properties officeooo:rsid="00380a94"/>
    </style:style>
    <style:style style:name="T26" style:family="text">
      <style:text-properties officeooo:rsid="003824df"/>
    </style:style>
    <style:style style:name="T27" style:family="text">
      <style:text-properties officeooo:rsid="00395e98"/>
    </style:style>
    <style:style style:name="T28" style:family="text">
      <style:text-properties officeooo:rsid="003a6bd8"/>
    </style:style>
    <style:style style:name="T29" style:family="text">
      <style:text-properties officeooo:rsid="003bc4ae"/>
    </style:style>
    <style:style style:name="T30" style:family="text">
      <style:text-properties officeooo:rsid="003dc3ae"/>
    </style:style>
    <style:style style:name="T31" style:family="text">
      <style:text-properties officeooo:rsid="003faa5c"/>
    </style:style>
    <style:style style:name="T32" style:family="text">
      <style:text-properties officeooo:rsid="0041e653"/>
    </style:style>
    <style:style style:name="T33" style:family="text">
      <style:text-properties officeooo:rsid="0043de44"/>
    </style:style>
    <style:style style:name="T34" style:family="text">
      <style:text-properties officeooo:rsid="00475a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3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398894178880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To Do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2398894163648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6">- <text:span text:style-name="T20">Create Back button</text:span></text:p>
            <text:p text:style-name="P6">- <text:span text:style-name="T20">Create Save button</text:span>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table:number-rows-spanned="8" office:value-type="string">
            <text:p text:style-name="P16">- <text:span text:style-name="T12">Create Back button function</text:span></text:p>
            <text:p text:style-name="P16">- <text:span text:style-name="T12">Create Print function</text:span></text:p>
            <text:p text:style-name="P16">- <text:span text:style-name="T12">Add Step Ladder Content</text:span></text:p>
            <text:p text:style-name="P16">- <text:span text:style-name="T12">Add Stair Content</text:span></text:p>
            <text:p text:style-name="P18">- <text:span text:style-name="T17">Add Background Img</text:span></text:p>
            <text:p text:style-name="P25">- <text:span text:style-name="T18">Add Step/Stair </text:span><text:span text:style-name="T19">dwg</text:span></text:p>
            <text:p text:style-name="P6">- <text:span text:style-name="T12">Add Contact Form</text:span></text:p>
            <text:p text:style-name="P6">- <text:span text:style-name="T34">Fix Menu</text:span></text:p>
            <text:p text:style-name="P6">- <text:span text:style-name="T12">Add IP/Weather Function(?)</text:span></text:p>
            <text:p text:style-name="P6">- <text:span text:style-name="T14">Refactor Code</text:span></text:p>
            <text:p text:style-name="P6">- <text:span text:style-name="T14">Deploy website with Babel</text:span></text:p>
            <text:p text:style-name="P6"/>
            <text:p text:style-name="P6"/>
            <text:p text:style-name="P17">Bug<text:span text:style-name="T27">#1</text:span> </text:p>
            <text:p text:style-name="P17">- After calculate, click another tab won’t reset result field</text:p>
            <text:p text:style-name="P17"/>
            <text:p text:style-name="P24">Bug#2</text:p>
            <text:p text:style-name="P24">- Print not hiding tab content</text:p>
          </table:table-cell>
        </table:table-row>
        <table:table-row table:style-name="TableLine2398894176160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covered-table-cell/>
        </table:table-row>
        <table:table-row table:style-name="TableLine2398894174528">
          <table:table-cell table:style-name="Table1.A1" office:value-type="string">
            <text:p text:style-name="P10">2<text:span text:style-name="T16">0</text:span>211211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covered-table-cell/>
        </table:table-row>
        <table:table-row table:style-name="TableLine2398894174800">
          <table:table-cell table:style-name="Table1.A1" office:value-type="string">
            <text:p text:style-name="P11">20<text:span text:style-name="T25">21</text:span>1214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1">Add Step Ladder </text:span><text:span text:style-name="T15">Content</text:span></text:p>
          </table:table-cell>
          <table:table-cell table:style-name="Table1.A1" office:value-type="string">
            <text:p text:style-name="P6">- <text:span text:style-name="T16">Added Step Ladder Content</text:span></text:p>
            <text:p text:style-name="P6">- <text:span text:style-name="T16">Added Stair Content</text:span></text:p>
            <text:p text:style-name="P6">- <text:span text:style-name="T16">Completed Tab f()</text:span></text:p>
            <text:p text:style-name="P6">- <text:span text:style-name="T16">Completed Tab Img Change f()</text:span></text:p>
          </table:table-cell>
          <table:covered-table-cell/>
        </table:table-row>
        <table:table-row table:style-name="TableLine2398894175072">
          <table:table-cell table:style-name="Table1.A1" office:value-type="string">
            <text:p text:style-name="P12">20211215</text:p>
          </table:table-cell>
          <table:table-cell table:style-name="Table1.A1" office:value-type="string">
            <text:p text:style-name="P6">- <text:span text:style-name="T21">Delegate Calculate Button to Tab</text:span><text:span text:style-name="T22">s</text:span></text:p>
            <text:p text:style-name="P6">- <text:span text:style-name="T23">Add Background Img</text:span></text:p>
            <text:p text:style-name="P6">- <text:span text:style-name="T24">Add Dwg</text:span></text:p>
          </table:table-cell>
          <table:table-cell table:style-name="Table1.A1" office:value-type="string">
            <text:p text:style-name="P6">- <text:span text:style-name="T26">Completed Delegate Calc to Tabs</text:span></text:p>
          </table:table-cell>
          <table:covered-table-cell/>
        </table:table-row>
        <table:table-row table:style-name="TableLine2398894165280">
          <table:table-cell table:style-name="Table1.A1" office:value-type="string">
            <text:p text:style-name="P13">20211218</text:p>
          </table:table-cell>
          <table:table-cell table:style-name="Table1.A1" office:value-type="string">
            <text:p text:style-name="P6">- <text:span text:style-name="T28">Fix Different Calc Method</text:span></text:p>
            <text:p text:style-name="P6">- <text:span text:style-name="T27">Refactor Delegate Calc Code</text:span></text:p>
            <text:p text:style-name="P6">- <text:span text:style-name="T27">Add Background Img</text:span></text:p>
            <text:p text:style-name="P6">- <text:span text:style-name="T27">Add Dwg</text:span></text:p>
            <text:p text:style-name="P20">- Fix Bug#1</text:p>
          </table:table-cell>
          <table:table-cell table:style-name="Table1.A1" office:value-type="string">
            <text:p text:style-name="P6">- <text:span text:style-name="T29">Completed Rung &amp; Step Calc</text:span></text:p>
            <text:p text:style-name="P6">- <text:span text:style-name="T29">Completed Refactor Delegate Code</text:span></text:p>
            <text:p text:style-name="P6">- <text:span text:style-name="T29">Fixed Bug#1</text:span></text:p>
          </table:table-cell>
          <table:covered-table-cell/>
        </table:table-row>
        <table:table-row table:style-name="TableLine2398894175616">
          <table:table-cell table:style-name="Table1.A1" office:value-type="string">
            <text:p text:style-name="P15">20211219</text:p>
          </table:table-cell>
          <table:table-cell table:style-name="Table1.A1" office:value-type="string">
            <text:p text:style-name="P14">- <text:span text:style-name="T28">Fix Different Calc Method </text:span><text:span text:style-name="T29">(Stair)</text:span></text:p>
            <text:p text:style-name="P14">- <text:span text:style-name="T27">Add Background Img</text:span></text:p>
            <text:p text:style-name="P14">- <text:span text:style-name="T27">Add Dwg</text:span></text:p>
            <text:p text:style-name="P22">- <text:span text:style-name="T31">Fix Bug#2</text:span></text:p>
          </table:table-cell>
          <table:table-cell table:style-name="Table1.A1" office:value-type="string">
            <text:p text:style-name="P6">- <text:span text:style-name="T30">Completed Stair Calc</text:span></text:p>
            <text:p text:style-name="P22">- <text:span text:style-name="T32">Fixed Bug#2</text:span></text:p>
            <text:p text:style-name="P22">- <text:span text:style-name="T33">Added Dwg</text:span></text:p>
            <text:p text:style-name="P6"/>
          </table:table-cell>
          <table:covered-table-cell/>
        </table:table-row>
        <table:table-row table:style-name="TableLine2398894175888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4">- <text:span text:style-name="T31">Add Background Img</text:span></text:p>
            <text:p text:style-name="P14"/>
          </table:table-cell>
          <table:table-cell table:style-name="Table1.A1" office:value-type="string">
            <text:p text:style-name="P6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20T00:08:36.771000000</dc:date>
    <meta:editing-duration>P3DT17H39M2S</meta:editing-duration>
    <meta:editing-cycles>50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66" meta:word-count="266" meta:character-count="1435" meta:non-whitespace-character-count="1232"/>
  </office:meta>
</office:document-meta>
</file>